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c3316" officeooo:paragraph-rsid="000c3316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0c3316" officeooo:paragraph-rsid="000c3316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officeooo:rsid="000c3316" officeooo:paragraph-rsid="000c3316" style:font-size-asian="12.25pt" style:font-size-complex="14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officeooo:rsid="000c3316" officeooo:paragraph-rsid="000c3316" style:font-size-asian="12.25pt" style:font-size-complex="14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4pt" officeooo:rsid="000c3316" officeooo:paragraph-rsid="000c331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1pt" officeooo:rsid="000c3316" officeooo:paragraph-rsid="000c3316" style:font-size-asian="11pt" style:font-size-complex="11pt"/>
    </style:style>
    <style:style style:name="P7" style:family="paragraph" style:parent-style-name="Preformatted_20_Text">
      <style:paragraph-properties fo:text-align="start" style:justify-single-word="false"/>
      <style:text-properties fo:font-size="14pt" officeooo:rsid="000c3316" officeooo:paragraph-rsid="000c3316" style:font-size-asian="12.25pt" style:font-size-complex="14pt"/>
    </style:style>
    <style:style style:name="P8" style:family="paragraph" style:parent-style-name="Preformatted_20_Text">
      <style:paragraph-properties fo:text-align="start" style:justify-single-word="false"/>
      <style:text-properties fo:font-size="11pt" officeooo:rsid="000c3316" officeooo:paragraph-rsid="000c3316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ndo o Ansible</text:p>
      <text:p text:style-name="P1"/>
      <text:p text:style-name="P2">Pacotes do SO (recomendado):</text:p>
      <text:list xml:id="list1438372135240262053" text:style-name="L1">
        <text:list-item>
          <text:p text:style-name="P3">EPEL</text:p>
        </text:list-item>
        <text:list-item>
          <text:p text:style-name="P3">APT</text:p>
        </text:list-item>
      </text:list>
      <text:p text:style-name="P2"/>
      <text:p text:style-name="P2">Também disponível em:</text:p>
      <text:list xml:id="list4560716974406625589" text:style-name="L2">
        <text:list-item>
          <text:p text:style-name="P4">Pypi</text:p>
        </text:list-item>
        <text:list-item>
          <text:p text:style-name="P4">Fonte (via GitHub)</text:p>
        </text:list-item>
      </text:list>
      <text:p text:style-name="P2"/>
      <text:p text:style-name="P2">Instalação</text:p>
      <text:list xml:id="list4217092092685951213" text:style-name="L3">
        <text:list-item>
          <text:p text:style-name="P5">Habilitar repositórios yum ‘Extras’ e ‘Optional’</text:p>
        </text:list-item>
        <text:list-item>
          <text:p text:style-name="P5">Instalar Ansible</text:p>
        </text:list-item>
      </text:list>
      <text:p text:style-name="P2">docs.ansible.com/ansible/intro_installation.html</text:p>
      <text:p text:style-name="P2"/>
      <text:p text:style-name="P7"><text:span text:style-name="Source_20_Text"><text:span text:style-name="T1"># sudo -i</text:span></text:span></text:p>
      <text:p text:style-name="P8"><text:span text:style-name="Source_20_Text"># subscription-manager attach --pool=`subscription-manager list --all --available --matches "*Extra Packages*" --pool-only`</text:span></text:p>
      <text:p text:style-name="P8"><text:span text:style-name="Source_20_Text"># yum -y install ansible</text:span></text:p>
      <text:p text:style-name="P8"><text:span text:style-name="Source_20_Text"># ansible --version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1:21:59.145730883</meta:creation-date>
    <dc:date>2018-11-05T11:47:07.143238440</dc:date>
    <meta:editing-duration>PT14M57S</meta:editing-duration>
    <meta:editing-cycles>1</meta:editing-cycles>
    <meta:document-statistic meta:table-count="0" meta:image-count="0" meta:object-count="0" meta:page-count="1" meta:paragraph-count="15" meta:word-count="60" meta:character-count="403" meta:non-whitespace-character-count="370"/>
    <meta:generator>LibreOffice/5.1.6.2$Linux_X86_64 LibreOffice_project/10m0$Build-2</meta:generator>
  </office:meta>
</office:document-meta>
</file>